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default-cell-style-name="ce104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7" table:number-columns-repeated="2" table:default-cell-style-name="ce113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8" table:default-cell-style-name="ce113"/>
        <table:table-column table:style-name="co17" table:default-cell-style-name="ce113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ce24" office:value-type="string" calcext:value-type="string" table:number-columns-spanned="5" table:number-rows-spanned="1">
            <text:p>Compiled Formative/Summative</text:p>
          </table:table-cell>
          <table:covered-table-cell table:style-name="ce24"/>
          <table:covered-table-cell table:number-columns-repeated="2" table:style-name="ce121"/>
          <table:covered-table-cell table:style-name="ce106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ce24" office:value-type="string" calcext:value-type="string" table:number-columns-spanned="5" table:number-rows-spanned="1">
            <text:p>Assessments</text:p>
          </table:table-cell>
          <table:covered-table-cell table:style-name="ce24"/>
          <table:covered-table-cell table:number-columns-repeated="2" table:style-name="ce121"/>
          <table:covered-table-cell table:style-name="ce106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6" table:number-columns-repeated="2"/>
          <table:table-cell table:style-name="ce112" office:value-type="string" calcext:value-type="string">
            <text:p>Participation ==&gt; </text:p>
          </table:table-cell>
          <table:table-cell table:style-name="ce112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6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2"/>
          <table:table-cell table:style-name="ce114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 table:style-name="ce112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nal</text:p>
          </table:table-cell>
          <table:table-cell/>
          <table:table-cell table:style-name="ce74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/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06"/>
          <table:table-cell table:style-name="ce74" table:number-columns-repeated="4"/>
          <table:table-cell table:style-name="ce106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6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04" table:formula="of:=(8.9+8.8)/2" office:value-type="float" office:value="8.85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104" office:value-type="float" office:value="8" calcext:value-type="float">
            <text:p>8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5])+(0.6*[.I15])+(0.3*[.K15])" office:value-type="float" office:value="7.89666666666667" calcext:value-type="float">
            <text:p>7.9</text:p>
          </table:table-cell>
          <table:table-cell/>
          <table:table-cell table:formula="of:=AVERAGE([.S15];[.Y15];[.AE15];[.AJ15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5];[.X15];[.AC15];[.AD15];[.AI15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5" calcext:value-type="float">
            <text:p>5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6])+(0.6*[.I16])+(0.3*[.K16])" office:value-type="float" office:value="9.0025" calcext:value-type="float">
            <text:p>9.0</text:p>
          </table:table-cell>
          <table:table-cell/>
          <table:table-cell table:formula="of:=AVERAGE([.S16];[.Y16];[.AE16];[.AJ1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6];[.X16];[.AC16];[.AD16];[.AI16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17])+(0.6*[.I17])+(0.3*[.K17])" office:value-type="float" office:value="8.9245" calcext:value-type="float">
            <text:p>8.9</text:p>
          </table:table-cell>
          <table:table-cell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table:formula="of:=(8.9+9)/2" office:value-type="float" office:value="8.95" calcext:value-type="float">
            <text:p>9.0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18])+(0.6*[.I18])+(0.3*[.K18])" office:value-type="float" office:value="8.26266666666667" calcext:value-type="float">
            <text:p>8.3</text:p>
          </table:table-cell>
          <table:table-cell/>
          <table:table-cell table:formula="of:=AVERAGE([.S18];[.Y18];[.AE18];[.AJ18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8];[.X18];[.AC18];[.AD18];[.AI18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19])+(0.6*[.I19])+(0.3*[.K19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19];[.X19];[.AC19];[.AD19];[.AI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20])+(0.6*[.I20])+(0.3*[.K20])" office:value-type="float" office:value="9.1525" calcext:value-type="float">
            <text:p>9.2</text:p>
          </table:table-cell>
          <table:table-cell table:style-name="ce119"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table:formula="of:=(8.9+8.9)/2" office:value-type="float" office:value="8.9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21])+(0.6*[.I21])+(0.3*[.K21])" office:value-type="float" office:value="9.0685" calcext:value-type="float">
            <text:p>9.1</text:p>
          </table:table-cell>
          <table:table-cell table:style-name="ce113"/>
          <table:table-cell table:formula="of:=AVERAGE([.S21];[.Y21];[.AE21];[.AJ21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1];[.X21];[.AC21];[.AD21];[.AI21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04" table:formula="of:=(9.2+9.2)/2" office:value-type="float" office:value="9.2" calcext:value-type="float">
            <text:p>9.2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22])+(0.6*[.I22])+(0.3*[.K22])" office:value-type="float" office:value="9.1045" calcext:value-type="float">
            <text:p>9.1</text:p>
          </table:table-cell>
          <table:table-cell/>
          <table:table-cell table:formula="of:=AVERAGE([.S22];[.Y22];[.AE22];[.AJ22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2];[.X22];[.AC22];[.AD22];[.AI22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04" table:formula="of:=(8.9+9.1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3])+(0.6*[.I23])+(0.3*[.K23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3];[.X23];[.AC23];[.AD23];[.AI23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0" calcext:value-type="float">
            <text:p>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6" table:formula="of:=(0.1*[.G24])+(0.6*[.I24])+(0.3*[.K24])" office:value-type="float" office:value="6.4225" calcext:value-type="float">
            <text:p>6.4</text:p>
          </table:table-cell>
          <table:table-cell/>
          <table:table-cell table:formula="of:=AVERAGE([.S24];[.Y24];[.AE24];[.AJ24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4];[.X24];[.AC24];[.AD24];[.AI24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table:formula="of:=(9+9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5])+(0.6*[.I25])+(0.3*[.K25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5];[.X25];[.AC25];[.AD25];[.AI25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6"/>
          <table:table-cell table:style-name="ce104" table:number-columns-repeated="2"/>
          <table:table-cell table:style-name="ce135"/>
          <table:table-cell table:number-columns-repeated="2"/>
          <table:table-cell table:style-name="ce10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6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9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40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58" office:value-type="string" calcext:value-type="string" table:number-columns-spanned="5" table:number-rows-spanned="1">
            <text:p>Compiled Formative/Summative</text:p>
          </table:table-cell>
          <table:covered-table-cell table:style-name="ce58"/>
          <table:covered-table-cell table:number-columns-repeated="2" table:style-name="ce168"/>
          <table:covered-table-cell table:style-name="ce62"/>
          <table:table-cell table:number-columns-repeated="881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58" office:value-type="string" calcext:value-type="string" table:number-columns-spanned="5" table:number-rows-spanned="1">
            <text:p>Assessments</text:p>
          </table:table-cell>
          <table:covered-table-cell table:style-name="ce58"/>
          <table:covered-table-cell table:number-columns-repeated="2"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 table:style-name="ce163"/>
          <table:table-cell table:number-columns-repeated="2"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3"/>
          <table:table-cell table:style-name="ce164" table:number-columns-repeated="2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3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style-name="ce163"/>
          <table:table-cell table:number-columns-repeated="2"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number-columns-repeated="2"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06"/>
          <table:table-cell table:style-name="ce136" office:value-type="string" calcext:value-type="string">
            <text:p>Homework</text:p>
          </table:table-cell>
          <table:table-cell table:style-name="ce13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5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I14])+(0.3*[.K14])" office:value-type="float" office:value="9.87" calcext:value-type="float">
            <text:p>9.9</text:p>
          </table:table-cell>
          <table:table-cell/>
          <table:table-cell table:style-name="ce181" table:formula="of:=AVERAGE([.S14];[.X14];[.AC14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4];[.W14];[.AB14])" office:value-type="float" office:value="9.95" calcext:value-type="float">
            <text:p>9.95</text:p>
          </table:table-cell>
          <table:table-cell table:style-name="ce181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I15])+(0.3*[.K15])" office:value-type="float" office:value="9.77666666666667" calcext:value-type="float">
            <text:p>9.8</text:p>
          </table:table-cell>
          <table:table-cell table:style-name="ce93"/>
          <table:table-cell table:style-name="ce181" table:formula="of:=AVERAGE([.S15];[.X15];[.AC15])" office:value-type="float" office:value="8.66666666666667" calcext:value-type="float">
            <text:p>8.67</text:p>
          </table:table-cell>
          <table:table-cell table:style-name="ce181" office:value-type="float" office:value="8.67" calcext:value-type="float">
            <text:p>8.67</text:p>
          </table:table-cell>
          <table:table-cell table:style-name="ce181" table:formula="of:=AVERAGE([.R15];[.W15];[.AB15])" office:value-type="float" office:value="9.85" calcext:value-type="float">
            <text:p>9.85</text:p>
          </table:table-cell>
          <table:table-cell table:style-name="ce181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104" office:value-type="float" office:value="10.3" calcext:value-type="float">
            <text:p>10.3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office:value-type="float" office:value="7.5" calcext:value-type="float">
            <text:p>7.5</text:p>
          </table:table-cell>
          <table:table-cell/>
          <table:table-cell table:style-name="ce181" table:formula="of:=AVERAGE([.S16];[.X16];[.AC16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6];[.W16];[.AB16])" office:value-type="float" office:value="8.5" calcext:value-type="float">
            <text:p>8.50</text:p>
          </table:table-cell>
          <table:table-cell table:style-name="ce181" office:value-type="float" office:value="8.5" calcext:value-type="float">
            <text:p>8.5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6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81" table:formula="of:=AVERAGE([.S17];[.X17];[.AC17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7];[.W17];[.AB17])" office:value-type="float" office:value="9.4" calcext:value-type="float">
            <text:p>9.40</text:p>
          </table:table-cell>
          <table:table-cell table:style-name="ce181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I18])+(0.3*[.K18])" office:value-type="float" office:value="9.48" calcext:value-type="float">
            <text:p>9.5</text:p>
          </table:table-cell>
          <table:table-cell/>
          <table:table-cell table:style-name="ce181" table:formula="of:=AVERAGE([.S18];[.X18];[.AC18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8];[.W18];[.AB18])" office:value-type="float" office:value="9.35" calcext:value-type="float">
            <text:p>9.35</text:p>
          </table:table-cell>
          <table:table-cell table:style-name="ce181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I19])+(0.3*[.K19])" office:value-type="float" office:value="9.57" calcext:value-type="float">
            <text:p>9.6</text:p>
          </table:table-cell>
          <table:table-cell/>
          <table:table-cell table:style-name="ce181" table:formula="of:=AVERAGE([.S19];[.X19];[.AC19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9];[.W19];[.AB19])" office:value-type="float" office:value="9.5" calcext:value-type="float">
            <text:p>9.50</text:p>
          </table:table-cell>
          <table:table-cell table:style-name="ce181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I20])+(0.3*[.K20])" office:value-type="float" office:value="9.63" calcext:value-type="float">
            <text:p>9.6</text:p>
          </table:table-cell>
          <table:table-cell/>
          <table:table-cell table:style-name="ce181" table:formula="of:=AVERAGE([.S20];[.X20];[.AC20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20];[.W20];[.AB20])" office:value-type="float" office:value="9.55" calcext:value-type="float">
            <text:p>9.55</text:p>
          </table:table-cell>
          <table:table-cell table:style-name="ce181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104" office:value-type="float" office:value="10.1" calcext:value-type="float">
            <text:p>10.1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81" table:formula="of:=AVERAGE([.S21];[.X21];[.AC21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1];[.W21];[.AB21])" office:value-type="float" office:value="7.5" calcext:value-type="float">
            <text:p>7.5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81" table:formula="of:=AVERAGE([.S22];[.X22];[.AC22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2];[.W22];[.AB22])" office:value-type="float" office:value="5" calcext:value-type="float">
            <text:p>5.00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office:value-type="float" office:value="8.8" calcext:value-type="float">
            <text:p>8.8</text:p>
          </table:table-cell>
          <table:table-cell/>
          <table:table-cell table:style-name="ce181" table:formula="of:=AVERAGE([.S23];[.X23];[.AC23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23];[.W23];[.AB23])" office:value-type="float" office:value="7.5" calcext:value-type="float">
            <text:p>7.5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81" table:formula="of:=AVERAGE([.S24];[.X24];[.AC24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4];[.W24];[.AB24])" office:value-type="float" office:value="5" calcext:value-type="float">
            <text:p>5.00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69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 table:number-columns-repeated="2"/>
          <table:table-cell table:style-name="ce135"/>
          <table:table-cell table:number-columns-repeated="2"/>
          <table:table-cell table:style-name="ce135"/>
          <table:table-cell table:style-name="ce104"/>
          <table:table-cell/>
          <table:table-cell table:style-name="ce71" table:number-columns-repeated="2"/>
          <table:table-cell table:style-name="ce135"/>
          <table:table-cell table:style-name="ce104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6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9"/>
          <table:table-cell table:style-name="ce71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64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6" table:default-cell-style-name="Default"/>
        <table:table-row table:style-name="ro1">
          <table:table-cell table:number-columns-repeated="888"/>
        </table:table-row>
        <table:table-row table:style-name="ro2">
          <table:table-cell table:number-columns-repeated="888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6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56"/>
          <table:table-cell table:number-columns-repeated="868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79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8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6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3"/>
          <table:table-cell table:style-name="ce144" office:value-type="string" calcext:value-type="string">
            <text:p>Week 14</text:p>
          </table:table-cell>
          <table:table-cell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3"/>
          <table:table-cell/>
          <table:table-cell table:style-name="ce71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3"/>
          <table:table-cell table:style-name="ce62" office:value-type="string" calcext:value-type="string">
            <text:p>EASTER <text:s/>WEEK</text:p>
          </table:table-cell>
          <table:table-cell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3P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H14])+(0.3*[.I14])" office:value-type="float" office:value="6.62" calcext:value-type="float">
            <text:p>6.6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4];[.Y14];[.AC14])" office:value-type="float" office:value="9.53333333333333" calcext:value-type="float">
            <text:p>9.5</text:p>
          </table:table-cell>
          <table:table-cell table:style-name="ce104"/>
          <table:table-cell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104" office:value-type="float" office:value="8.6" calcext:value-type="float">
            <text:p>8.6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10" calcext:value-type="float">
            <text:p>10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H15])+(0.3*[.I15])" office:value-type="float" office:value="6.9" calcext:value-type="float">
            <text:p>6.9</text:p>
          </table:table-cell>
          <table:table-cell table:style-name="ce93"/>
          <table:table-cell table:style-name="ce104" office:value-type="float" office:value="9" calcext:value-type="float">
            <text:p>9.0</text:p>
          </table:table-cell>
          <table:table-cell table:style-name="ce104" table:formula="of:=AVERAGE([.P15];[.Y15];[.AC15])" office:value-type="float" office:value="10" calcext:value-type="float">
            <text:p>10.0</text:p>
          </table:table-cell>
          <table:table-cell table:style-name="ce104"/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10" calcext:value-type="float">
            <text:p>10.0</text:p>
          </table:table-cell>
          <table:table-cell table:style-name="ce62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6])+(0.6*[.H16])+(0.3*[.I16])" office:value-type="float" office:value="3.9" calcext:value-type="float">
            <text:p>3.9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6];[.Y16];[.AC16])" office:value-type="float" office:value="5" calcext:value-type="float">
            <text:p>5.0</text:p>
          </table:table-cell>
          <table:table-cell table:style-name="ce104"/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 office:value-type="float" office:value="5" calcext:value-type="float">
            <text:p>5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17])+(0.6*[.H17])+(0.3*[.I17])" office:value-type="float" office:value="6.6" calcext:value-type="float">
            <text:p>6.6</text:p>
          </table:table-cell>
          <table:table-cell table:style-name="Default"/>
          <table:table-cell table:style-name="ce104" office:value-type="float" office:value="9" calcext:value-type="float">
            <text:p>9.0</text:p>
          </table:table-cell>
          <table:table-cell table:style-name="ce104" table:formula="of:=AVERAGE([.P17];[.Y17];[.AC17])" office:value-type="float" office:value="9.5" calcext:value-type="float">
            <text:p>9.5</text:p>
          </table:table-cell>
          <table:table-cell table:style-name="ce104"/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9.3" calcext:value-type="float">
            <text:p>9.3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H18])+(0.3*[.I18])" office:value-type="float" office:value="6.8" calcext:value-type="float">
            <text:p>6.8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8];[.Y18];[.AC18])" office:value-type="float" office:value="9.83333333333333" calcext:value-type="float">
            <text:p>9.8</text:p>
          </table:table-cell>
          <table:table-cell table:style-name="ce104"/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9.5" calcext:value-type="float">
            <text:p>9.5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H19])+(0.3*[.I19])" office:value-type="float" office:value="5.5" calcext:value-type="float">
            <text:p>5.5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9];[.Y19];[.AC19])" office:value-type="float" office:value="7.66666666666667" calcext:value-type="float">
            <text:p>7.7</text:p>
          </table:table-cell>
          <table:table-cell table:style-name="ce104"/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8" calcext:value-type="float">
            <text:p>8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5" calcext:value-type="float">
            <text:p>5.0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H20])+(0.3*[.I20])" office:value-type="float" office:value="6.9" calcext:value-type="float">
            <text:p>6.9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0];[.Y20];[.AC20])" office:value-type="float" office:value="10" calcext:value-type="float">
            <text:p>10.0</text:p>
          </table:table-cell>
          <table:table-cell table:style-name="ce104"/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10" calcext:value-type="float">
            <text:p>10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H21])+(0.3*[.I21])" office:value-type="float" office:value="6.48" calcext:value-type="float">
            <text:p>6.5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1];[.Y21];[.AC21])" office:value-type="float" office:value="9.3" calcext:value-type="float">
            <text:p>9.3</text:p>
          </table:table-cell>
          <table:table-cell table:style-name="ce104"/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8" calcext:value-type="float">
            <text:p>8.0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H22])+(0.3*[.I22])" office:value-type="float" office:value="3.9" calcext:value-type="float">
            <text:p>3.9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2];[.Y22];[.AC22])" office:value-type="float" office:value="5" calcext:value-type="float">
            <text:p>5.0</text:p>
          </table:table-cell>
          <table:table-cell table:style-name="ce104"/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 table:style-name="ce11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1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13" office:value-type="float" office:value="5" calcext:value-type="float">
            <text:p>5.0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23])+(0.6*[.H23])+(0.3*[.I23])" office:value-type="float" office:value="6.2" calcext:value-type="float">
            <text:p>6.2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3];[.Y23];[.AC23])" office:value-type="float" office:value="8.83333333333333" calcext:value-type="float">
            <text:p>8.8</text:p>
          </table:table-cell>
          <table:table-cell table:style-name="ce104"/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104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8" calcext:value-type="float">
            <text:p>8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8.6" calcext:value-type="float">
            <text:p>8.6</text:p>
          </table:table-cell>
          <table:table-cell table:style-name="ce62"/>
          <table:table-cell table:style-name="ce147"/>
          <table:table-cell table:style-name="ce135"/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H24])+(0.3*[.I24])" office:value-type="float" office:value="3.9" calcext:value-type="float">
            <text:p>3.9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4];[.Y24];[.AC24])" office:value-type="float" office:value="5" calcext:value-type="float">
            <text:p>5.0</text:p>
          </table:table-cell>
          <table:table-cell table:style-name="ce104"/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5" calcext:value-type="float">
            <text:p>5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104"/>
          <table:table-cell table:style-name="ce135"/>
          <table:table-cell table:style-name="ce71" table:number-columns-repeated="2"/>
          <table:table-cell table:style-name="ce135"/>
          <table:table-cell table:style-name="ce104"/>
          <table:table-cell table:style-name="ce62"/>
          <table:table-cell table:number-columns-repeated="8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19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888"/>
        </table:table-row>
        <table:table-row table:style-name="ro1">
          <table:table-cell table:number-columns-repeated="4"/>
          <table:table-cell table:style-name="ce164"/>
          <table:table-cell table:number-columns-repeated="883"/>
        </table:table-row>
        <table:table-row table:style-name="ro1" table:number-rows-repeated="1048542">
          <table:table-cell table:number-columns-repeated="888"/>
        </table:table-row>
        <table:table-row table:style-name="ro1">
          <table:table-cell table:number-columns-repeated="888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4:56:17.906324911</dc:date>
    <meta:editing-duration>P2DT17H41M5S</meta:editing-duration>
    <meta:editing-cycles>528</meta:editing-cycles>
    <meta:generator>LibreOffice/7.3.7.2$Linux_X86_64 LibreOffice_project/30$Build-2</meta:generator>
    <meta:document-statistic meta:table-count="3" meta:cell-count="819" meta:object-count="0"/>
  </office:meta>
</office:document-meta>
</file>